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31b9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Standard">{% image_loader bad_content_image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11-04T16:46:25.301027124</dc:date>
    <meta:editing-duration>PT5M11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0" meta:character-count="71" meta:non-whitespace-character-count="64"/>
  </office:meta>
</office:document-meta>
</file>